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2618in" svg:y="2.7445in">
            <draw:object draw:notify-on-update-of-ranges="Sheet1.G33:Sheet1.G33 Sheet1.A4:Sheet1.A6 Sheet1.D3:Sheet1.D3 Sheet1.C18:Sheet1.C20 Sheet1.C3:Sheet1.C3 Sheet1.E18:Sheet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il1</text:p>
          </table:table-cell>
          <table:table-cell/>
          <table:table-cell office:value-type="float" office:value="189778220" calcext:value-type="float">
            <text:p>189778220</text:p>
          </table:table-cell>
          <table:table-cell office:value-type="string" calcext:value-type="string">
            <text:p>fil2</text:p>
          </table:table-cell>
          <table:table-cell/>
          <table:table-cell office:value-type="float" office:value="104857600" calcext:value-type="float">
            <text:p>104857600</text:p>
          </table:table-cell>
          <table:table-cell office:value-type="string" calcext:value-type="string">
            <text:p>fil3</text:p>
          </table:table-cell>
          <table:table-cell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fil4</text:p>
          </table:table-cell>
          <table:table-cell/>
          <table:table-cell office:value-type="float" office:value="10485760" calcext:value-type="float">
            <text:p>104857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deco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eco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eco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ecomp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22870588" calcext:value-type="float">
            <text:p>22870588</text:p>
          </table:table-cell>
          <table:table-cell office:value-type="float" office:value="77" calcext:value-type="float">
            <text:p>77</text:p>
          </table:table-cell>
          <table:table-cell office:value-type="float" office:value="318" calcext:value-type="float">
            <text:p>318</text:p>
          </table:table-cell>
          <table:table-cell office:value-type="float" office:value="13891805" calcext:value-type="float">
            <text:p>13891805</text:p>
          </table:table-cell>
          <table:table-cell office:value-type="float" office:value="197" calcext:value-type="float">
            <text:p>197</text:p>
          </table:table-cell>
          <table:table-cell office:value-type="float" office:value="707" calcext:value-type="float">
            <text:p>707</text:p>
          </table:table-cell>
          <table:table-cell office:value-type="float" office:value="4913901" calcext:value-type="float">
            <text:p>4913901</text:p>
          </table:table-cell>
          <table:table-cell office:value-type="float" office:value="1138" calcext:value-type="float">
            <text:p>1138</text:p>
          </table:table-cell>
          <table:table-cell office:value-type="float" office:value="3480" calcext:value-type="float">
            <text:p>3480</text:p>
          </table:table-cell>
          <table:table-cell office:value-type="float" office:value="663458" calcext:value-type="float">
            <text:p>663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487" calcext:value-type="float">
            <text:p>487</text:p>
          </table:table-cell>
          <table:table-cell office:value-type="float" office:value="651" calcext:value-type="float">
            <text:p>651</text:p>
          </table:table-cell>
          <table:table-cell office:value-type="float" office:value="31807005" calcext:value-type="float">
            <text:p>31807005</text:p>
          </table:table-cell>
          <table:table-cell office:value-type="float" office:value="891" calcext:value-type="float">
            <text:p>891</text:p>
          </table:table-cell>
          <table:table-cell office:value-type="float" office:value="1090" calcext:value-type="float">
            <text:p>1090</text:p>
          </table:table-cell>
          <table:table-cell office:value-type="float" office:value="17081374" calcext:value-type="float">
            <text:p>17081374</text:p>
          </table:table-cell>
          <table:table-cell office:value-type="float" office:value="1757" calcext:value-type="float">
            <text:p>1757</text:p>
          </table:table-cell>
          <table:table-cell office:value-type="float" office:value="2180" calcext:value-type="float">
            <text:p>2180</text:p>
          </table:table-cell>
          <table:table-cell office:value-type="float" office:value="8239052" calcext:value-type="float">
            <text:p>8239052</text:p>
          </table:table-cell>
          <table:table-cell office:value-type="float" office:value="9050" calcext:value-type="float">
            <text:p>9050</text:p>
          </table:table-cell>
          <table:table-cell office:value-type="float" office:value="8619" calcext:value-type="float">
            <text:p>8619</text:p>
          </table:table-cell>
          <table:table-cell office:value-type="float" office:value="1102945" calcext:value-type="float">
            <text:p>1102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4hc</text:p>
          </table:table-cell>
          <table:table-cell office:value-type="float" office:value="46" calcext:value-type="float">
            <text:p>46</text:p>
          </table:table-cell>
          <table:table-cell office:value-type="float" office:value="651" calcext:value-type="float">
            <text:p>651</text:p>
          </table:table-cell>
          <table:table-cell office:value-type="float" office:value="24794135" calcext:value-type="float">
            <text:p>24794135</text:p>
          </table:table-cell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office:value-type="float" office:value="13200019" calcext:value-type="float">
            <text:p>13200019</text:p>
          </table:table-cell>
          <table:table-cell office:value-type="float" office:value="159" calcext:value-type="float">
            <text:p>159</text:p>
          </table:table-cell>
          <table:table-cell office:value-type="float" office:value="2180" calcext:value-type="float">
            <text:p>2180</text:p>
          </table:table-cell>
          <table:table-cell office:value-type="float" office:value="6370288" calcext:value-type="float">
            <text:p>6370288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861060" calcext:value-type="float">
            <text:p>8610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2"/>
          <table:table-cell table:formula="of:=[.D2]/[.D4]" office:value-type="float" office:value="8.29791608331189" calcext:value-type="float">
            <text:p>8.2979160833</text:p>
          </table:table-cell>
          <table:table-cell table:number-columns-repeated="2"/>
          <table:table-cell table:formula="of:=[.G2]/[.G4]" office:value-type="float" office:value="7.54816238782505" calcext:value-type="float">
            <text:p>7.5481623878</text:p>
          </table:table-cell>
          <table:table-cell table:number-columns-repeated="2"/>
          <table:table-cell table:formula="of:=[.J2]/[.J4]" office:value-type="float" office:value="10.6694864222946" calcext:value-type="float">
            <text:p>10.6694864223</text:p>
          </table:table-cell>
          <table:table-cell table:number-columns-repeated="2"/>
          <table:table-cell table:formula="of:=[.M2]/[.M4]" office:value-type="float" office:value="15.8047080598923" calcext:value-type="float">
            <text:p>15.8047080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5</text:p>
          </table:table-cell>
          <table:table-cell table:number-columns-repeated="2"/>
          <table:table-cell table:formula="of:=[.D2]/[.D5]" office:value-type="float" office:value="5.96655422288266" calcext:value-type="float">
            <text:p>5.9665542229</text:p>
          </table:table-cell>
          <table:table-cell table:number-columns-repeated="2"/>
          <table:table-cell table:formula="of:=[.G2]/[.G5]" office:value-type="float" office:value="6.13870991876883" calcext:value-type="float">
            <text:p>6.1387099188</text:p>
          </table:table-cell>
          <table:table-cell table:number-columns-repeated="2"/>
          <table:table-cell table:formula="of:=[.J2]/[.J5]" office:value-type="float" office:value="6.36345055232083" calcext:value-type="float">
            <text:p>6.3634505523</text:p>
          </table:table-cell>
          <table:table-cell table:number-columns-repeated="2"/>
          <table:table-cell table:formula="of:=[.M2]/[.M5]" office:value-type="float" office:value="9.50705610887216" calcext:value-type="float">
            <text:p>9.507056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4hc</text:p>
          </table:table-cell>
          <table:table-cell table:number-columns-repeated="2"/>
          <table:table-cell table:formula="of:=[.D2]/[.D6]" office:value-type="float" office:value="7.65415772722057" calcext:value-type="float">
            <text:p>7.6541577272</text:p>
          </table:table-cell>
          <table:table-cell table:number-columns-repeated="2"/>
          <table:table-cell table:formula="of:=[.G2]/[.G6]" office:value-type="float" office:value="7.94374614157752" calcext:value-type="float">
            <text:p>7.9437461416</text:p>
          </table:table-cell>
          <table:table-cell table:number-columns-repeated="2"/>
          <table:table-cell table:formula="of:=[.J2]/[.J6]" office:value-type="float" office:value="8.23020874409446" calcext:value-type="float">
            <text:p>8.2302087441</text:p>
          </table:table-cell>
          <table:table-cell table:number-columns-repeated="2"/>
          <table:table-cell table:formula="of:=[.M2]/[.M6]" office:value-type="float" office:value="12.1777344203656" calcext:value-type="float">
            <text:p>12.1777344204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[.D4]/(1024*1024)" office:value-type="float" office:value="21.811092376709" calcext:value-type="float">
            <text:p>21.8110923767</text:p>
          </table:table-cell>
          <table:table-cell table:formula="of:=[.D12]" office:value-type="float" office:value="21.811092376709" calcext:value-type="float">
            <text:p>21.8110923767</text:p>
          </table:table-cell>
          <table:table-cell table:formula="of:=[.E12]" office:value-type="float" office:value="21.811092376709" calcext:value-type="float">
            <text:p>21.8110923767</text:p>
          </table:table-cell>
          <table:table-cell table:formula="of:=[.F12]" office:value-type="float" office:value="21.811092376709" calcext:value-type="float">
            <text:p>21.8110923767</text:p>
          </table:table-cell>
          <table:table-cell table:formula="of:=[.G12]" office:value-type="float" office:value="21.811092376709" calcext:value-type="float">
            <text:p>21.8110923767</text:p>
          </table:table-cell>
          <table:table-cell table:formula="of:=[.H12]" office:value-type="float" office:value="21.811092376709" calcext:value-type="float">
            <text:p>21.8110923767</text:p>
          </table:table-cell>
          <table:table-cell table:formula="of:=[.I12]" office:value-type="float" office:value="21.811092376709" calcext:value-type="float">
            <text:p>21.8110923767</text:p>
          </table:table-cell>
          <table:table-cell table:formula="of:=[.J12]" office:value-type="float" office:value="21.811092376709" calcext:value-type="float">
            <text:p>21.8110923767</text:p>
          </table:table-cell>
          <table:table-cell table:formula="of:=[.K12]" office:value-type="float" office:value="21.811092376709" calcext:value-type="float">
            <text:p>21.81109237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5]/(1024*1024)" office:value-type="float" office:value="30.3335237503052" calcext:value-type="float">
            <text:p>30.3335237503</text:p>
          </table:table-cell>
          <table:table-cell table:formula="of:=[.D13]" office:value-type="float" office:value="30.3335237503052" calcext:value-type="float">
            <text:p>30.3335237503</text:p>
          </table:table-cell>
          <table:table-cell table:formula="of:=[.E13]" office:value-type="float" office:value="30.3335237503052" calcext:value-type="float">
            <text:p>30.3335237503</text:p>
          </table:table-cell>
          <table:table-cell table:formula="of:=[.F13]" office:value-type="float" office:value="30.3335237503052" calcext:value-type="float">
            <text:p>30.3335237503</text:p>
          </table:table-cell>
          <table:table-cell table:formula="of:=[.G13]" office:value-type="float" office:value="30.3335237503052" calcext:value-type="float">
            <text:p>30.3335237503</text:p>
          </table:table-cell>
          <table:table-cell table:formula="of:=[.H13]" office:value-type="float" office:value="30.3335237503052" calcext:value-type="float">
            <text:p>30.3335237503</text:p>
          </table:table-cell>
          <table:table-cell table:formula="of:=[.I13]" office:value-type="float" office:value="30.3335237503052" calcext:value-type="float">
            <text:p>30.3335237503</text:p>
          </table:table-cell>
          <table:table-cell table:formula="of:=[.J13]" office:value-type="float" office:value="30.3335237503052" calcext:value-type="float">
            <text:p>30.3335237503</text:p>
          </table:table-cell>
          <table:table-cell table:formula="of:=[.K13]" office:value-type="float" office:value="30.3335237503052" calcext:value-type="float">
            <text:p>30.33352375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6]/(1024*1024)" office:value-type="float" office:value="23.6455297470093" calcext:value-type="float">
            <text:p>23.645529747</text:p>
          </table:table-cell>
          <table:table-cell table:formula="of:=[.D14]" office:value-type="float" office:value="23.6455297470093" calcext:value-type="float">
            <text:p>23.645529747</text:p>
          </table:table-cell>
          <table:table-cell table:formula="of:=[.E14]" office:value-type="float" office:value="23.6455297470093" calcext:value-type="float">
            <text:p>23.645529747</text:p>
          </table:table-cell>
          <table:table-cell table:formula="of:=[.F14]" office:value-type="float" office:value="23.6455297470093" calcext:value-type="float">
            <text:p>23.645529747</text:p>
          </table:table-cell>
          <table:table-cell table:formula="of:=[.G14]" office:value-type="float" office:value="23.6455297470093" calcext:value-type="float">
            <text:p>23.645529747</text:p>
          </table:table-cell>
          <table:table-cell table:formula="of:=[.H14]" office:value-type="float" office:value="23.6455297470093" calcext:value-type="float">
            <text:p>23.645529747</text:p>
          </table:table-cell>
          <table:table-cell table:formula="of:=[.I14]" office:value-type="float" office:value="23.6455297470093" calcext:value-type="float">
            <text:p>23.645529747</text:p>
          </table:table-cell>
          <table:table-cell table:formula="of:=[.J14]" office:value-type="float" office:value="23.6455297470093" calcext:value-type="float">
            <text:p>23.645529747</text:p>
          </table:table-cell>
          <table:table-cell table:formula="of:=[.K14]" office:value-type="float" office:value="23.6455297470093" calcext:value-type="float">
            <text:p>23.645529747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formula="of:=[.D2]/(1024*1024)" office:value-type="float" office:value="180.986614227295" calcext:value-type="float">
            <text:p>180.9866142273</text:p>
          </table:table-cell>
          <table:table-cell table:formula="of:=[.D17]" office:value-type="float" office:value="180.986614227295" calcext:value-type="float">
            <text:p>180.98661422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D12]/50" office:value-type="float" office:value="0.43622184753418" calcext:value-type="float">
            <text:p>0.4362218475</text:p>
          </table:table-cell>
          <table:table-cell table:formula="of:=[.D17]/[.B4]" office:value-type="float" office:value="4.02192476060655" calcext:value-type="float">
            <text:p>4.0219247606</text:p>
          </table:table-cell>
          <table:table-cell table:formula="of:=[.E17]/[.C4]" office:value-type="float" office:value="0.973046313049973" calcext:value-type="float">
            <text:p>0.973046313</text:p>
          </table:table-cell>
          <table:table-cell table:formula="of:=[.D18]+[.E18]" office:value-type="float" office:value="4.99497107365653" calcext:value-type="float">
            <text:p>4.9949710737</text:p>
          </table:table-cell>
          <table:table-cell table:formula="of:=[.F18]" office:value-type="float" office:value="4.99497107365653" calcext:value-type="float">
            <text:p>4.9949710737</text:p>
          </table:table-cell>
          <table:table-cell table:formula="of:=[.G18]" office:value-type="float" office:value="4.99497107365653" calcext:value-type="float">
            <text:p>4.9949710737</text:p>
          </table:table-cell>
          <table:table-cell table:formula="of:=[.H18]" office:value-type="float" office:value="4.99497107365653" calcext:value-type="float">
            <text:p>4.9949710737</text:p>
          </table:table-cell>
          <table:table-cell table:formula="of:=[.I18]" office:value-type="float" office:value="4.99497107365653" calcext:value-type="float">
            <text:p>4.9949710737</text:p>
          </table:table-cell>
          <table:table-cell table:formula="of:=[.J18]" office:value-type="float" office:value="4.99497107365653" calcext:value-type="float">
            <text:p>4.9949710737</text:p>
          </table:table-cell>
          <table:table-cell table:formula="of:=[.K18]" office:value-type="float" office:value="4.99497107365653" calcext:value-type="float">
            <text:p>4.9949710737</text:p>
          </table:table-cell>
          <table:table-cell table:formula="of:=[.L18]" office:value-type="float" office:value="4.99497107365653" calcext:value-type="float">
            <text:p>4.9949710737</text:p>
          </table:table-cell>
          <table:table-cell table:formula="of:=[.M18]" office:value-type="float" office:value="4.99497107365653" calcext:value-type="float">
            <text:p>4.9949710737</text:p>
          </table:table-cell>
          <table:table-cell table:formula="of:=[.N18]" office:value-type="float" office:value="4.99497107365653" calcext:value-type="float">
            <text:p>4.9949710737</text:p>
          </table:table-cell>
          <table:table-cell table:formula="of:=[.O18]" office:value-type="float" office:value="4.99497107365653" calcext:value-type="float">
            <text:p>4.9949710737</text:p>
          </table:table-cell>
        </table:table-row>
        <table:table-row table:style-name="ro1">
          <table:table-cell table:number-columns-repeated="2"/>
          <table:table-cell table:formula="of:=[.D13]/50" office:value-type="float" office:value="0.606670475006103" calcext:value-type="float">
            <text:p>0.606670475</text:p>
          </table:table-cell>
          <table:table-cell table:formula="of:=[.D17]/[.B5]" office:value-type="float" office:value="0.37163575816693" calcext:value-type="float">
            <text:p>0.3716357582</text:p>
          </table:table-cell>
          <table:table-cell table:formula="of:=[.E17]/[.C5]" office:value-type="float" office:value="0.278013232299992" calcext:value-type="float">
            <text:p>0.2780132323</text:p>
          </table:table-cell>
          <table:table-cell table:formula="of:=[.D19]+[.E19]" office:value-type="float" office:value="0.649648990466922" calcext:value-type="float">
            <text:p>0.6496489905</text:p>
          </table:table-cell>
          <table:table-cell table:formula="of:=[.F19]" office:value-type="float" office:value="0.649648990466922" calcext:value-type="float">
            <text:p>0.6496489905</text:p>
          </table:table-cell>
          <table:table-cell table:formula="of:=[.G19]" office:value-type="float" office:value="0.649648990466922" calcext:value-type="float">
            <text:p>0.6496489905</text:p>
          </table:table-cell>
          <table:table-cell table:formula="of:=[.H19]" office:value-type="float" office:value="0.649648990466922" calcext:value-type="float">
            <text:p>0.6496489905</text:p>
          </table:table-cell>
          <table:table-cell table:formula="of:=[.I19]" office:value-type="float" office:value="0.649648990466922" calcext:value-type="float">
            <text:p>0.6496489905</text:p>
          </table:table-cell>
          <table:table-cell table:formula="of:=[.J19]" office:value-type="float" office:value="0.649648990466922" calcext:value-type="float">
            <text:p>0.6496489905</text:p>
          </table:table-cell>
          <table:table-cell table:formula="of:=[.K19]" office:value-type="float" office:value="0.649648990466922" calcext:value-type="float">
            <text:p>0.6496489905</text:p>
          </table:table-cell>
          <table:table-cell table:formula="of:=[.L19]" office:value-type="float" office:value="0.649648990466922" calcext:value-type="float">
            <text:p>0.6496489905</text:p>
          </table:table-cell>
          <table:table-cell table:formula="of:=[.M19]" office:value-type="float" office:value="0.649648990466922" calcext:value-type="float">
            <text:p>0.6496489905</text:p>
          </table:table-cell>
          <table:table-cell table:formula="of:=[.N19]" office:value-type="float" office:value="0.649648990466922" calcext:value-type="float">
            <text:p>0.6496489905</text:p>
          </table:table-cell>
          <table:table-cell table:formula="of:=[.O19]" office:value-type="float" office:value="0.649648990466922" calcext:value-type="float">
            <text:p>0.6496489905</text:p>
          </table:table-cell>
        </table:table-row>
        <table:table-row table:style-name="ro1">
          <table:table-cell table:number-columns-repeated="2"/>
          <table:table-cell table:formula="of:=[.D14]/50" office:value-type="float" office:value="0.472910594940186" calcext:value-type="float">
            <text:p>0.4729105949</text:p>
          </table:table-cell>
          <table:table-cell table:formula="of:=[.D17]/[.B6]" office:value-type="float" office:value="3.93449161363685" calcext:value-type="float">
            <text:p>3.9344916136</text:p>
          </table:table-cell>
          <table:table-cell table:formula="of:=[.E17]/[.C6]" office:value-type="float" office:value="0.278013232299992" calcext:value-type="float">
            <text:p>0.2780132323</text:p>
          </table:table-cell>
          <table:table-cell table:formula="of:=[.D20]+[.E20]" office:value-type="float" office:value="4.21250484593684" calcext:value-type="float">
            <text:p>4.2125048459</text:p>
          </table:table-cell>
          <table:table-cell table:formula="of:=[.F20]" office:value-type="float" office:value="4.21250484593684" calcext:value-type="float">
            <text:p>4.2125048459</text:p>
          </table:table-cell>
          <table:table-cell table:formula="of:=[.G20]" office:value-type="float" office:value="4.21250484593684" calcext:value-type="float">
            <text:p>4.2125048459</text:p>
          </table:table-cell>
          <table:table-cell table:formula="of:=[.H20]" office:value-type="float" office:value="4.21250484593684" calcext:value-type="float">
            <text:p>4.2125048459</text:p>
          </table:table-cell>
          <table:table-cell table:formula="of:=[.I20]" office:value-type="float" office:value="4.21250484593684" calcext:value-type="float">
            <text:p>4.2125048459</text:p>
          </table:table-cell>
          <table:table-cell table:formula="of:=[.J20]" office:value-type="float" office:value="4.21250484593684" calcext:value-type="float">
            <text:p>4.2125048459</text:p>
          </table:table-cell>
          <table:table-cell table:formula="of:=[.K20]" office:value-type="float" office:value="4.21250484593684" calcext:value-type="float">
            <text:p>4.2125048459</text:p>
          </table:table-cell>
          <table:table-cell table:formula="of:=[.L20]" office:value-type="float" office:value="4.21250484593684" calcext:value-type="float">
            <text:p>4.2125048459</text:p>
          </table:table-cell>
          <table:table-cell table:formula="of:=[.M20]" office:value-type="float" office:value="4.21250484593684" calcext:value-type="float">
            <text:p>4.2125048459</text:p>
          </table:table-cell>
          <table:table-cell table:formula="of:=[.N20]" office:value-type="float" office:value="4.21250484593684" calcext:value-type="float">
            <text:p>4.2125048459</text:p>
          </table:table-cell>
          <table:table-cell table:formula="of:=[.O20]" office:value-type="float" office:value="4.21250484593684" calcext:value-type="float">
            <text:p>4.212504845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/>
          <table:table-cell table:formula="of:=[.D12]/[.B22]" office:value-type="float" office:value="21.811092376709" calcext:value-type="float">
            <text:p>21.8110923767</text:p>
          </table:table-cell>
          <table:table-cell table:formula="of:=[.D12]/[.C22]" office:value-type="float" office:value="14.5407282511393" calcext:value-type="float">
            <text:p>14.5407282511</text:p>
          </table:table-cell>
          <table:table-cell table:formula="of:=[.F12]/[.D22]" office:value-type="float" office:value="10.9055461883545" calcext:value-type="float">
            <text:p>10.9055461884</text:p>
          </table:table-cell>
          <table:table-cell table:formula="of:=[.F12]/[.E22]" office:value-type="float" office:value="8.72443695068359" calcext:value-type="float">
            <text:p>8.7244369507</text:p>
          </table:table-cell>
          <table:table-cell table:formula="of:=[.H12]/[.F22]" office:value-type="float" office:value="7.27036412556966" calcext:value-type="float">
            <text:p>7.2703641256</text:p>
          </table:table-cell>
          <table:table-cell table:formula="of:=[.H12]/[.G22]" office:value-type="float" office:value="6.23174067905971" calcext:value-type="float">
            <text:p>6.2317406791</text:p>
          </table:table-cell>
          <table:table-cell table:formula="of:=[.J12]/[.H22]" office:value-type="float" office:value="5.45277309417725" calcext:value-type="float">
            <text:p>5.4527730942</text:p>
          </table:table-cell>
          <table:table-cell table:formula="of:=[.J12]/[.I22]" office:value-type="float" office:value="4.84690941704644" calcext:value-type="float">
            <text:p>4.846909417</text:p>
          </table:table-cell>
          <table:table-cell table:formula="of:=[.L12]/[.J22]" office:value-type="float" office:value="4.3622184753418" calcext:value-type="float">
            <text:p>4.3622184753</text:p>
          </table:table-cell>
          <table:table-cell table:formula="of:=[.L12]/[.K22]" office:value-type="float" office:value="3.96565315940163" calcext:value-type="float">
            <text:p>3.9656531594</text:p>
          </table:table-cell>
          <table:table-cell table:number-columns-repeated="5"/>
        </table:table-row>
        <table:table-row table:style-name="ro1">
          <table:table-cell/>
          <table:table-cell table:formula="of:=[.D13]/[.B22]" office:value-type="float" office:value="30.3335237503052" calcext:value-type="float">
            <text:p>30.3335237503</text:p>
          </table:table-cell>
          <table:table-cell table:formula="of:=[.D13]/[.C22]" office:value-type="float" office:value="20.2223491668701" calcext:value-type="float">
            <text:p>20.2223491669</text:p>
          </table:table-cell>
          <table:table-cell table:formula="of:=[.F13]/[.D22]" office:value-type="float" office:value="15.1667618751526" calcext:value-type="float">
            <text:p>15.1667618752</text:p>
          </table:table-cell>
          <table:table-cell table:formula="of:=[.F13]/[.E22]" office:value-type="float" office:value="12.1334095001221" calcext:value-type="float">
            <text:p>12.1334095001</text:p>
          </table:table-cell>
          <table:table-cell table:formula="of:=[.H13]/[.F22]" office:value-type="float" office:value="10.1111745834351" calcext:value-type="float">
            <text:p>10.1111745834</text:p>
          </table:table-cell>
          <table:table-cell table:formula="of:=[.H13]/[.G22]" office:value-type="float" office:value="8.66672107151577" calcext:value-type="float">
            <text:p>8.6667210715</text:p>
          </table:table-cell>
          <table:table-cell table:formula="of:=[.J13]/[.H22]" office:value-type="float" office:value="7.58338093757629" calcext:value-type="float">
            <text:p>7.5833809376</text:p>
          </table:table-cell>
          <table:table-cell table:formula="of:=[.J13]/[.I22]" office:value-type="float" office:value="6.74078305562337" calcext:value-type="float">
            <text:p>6.7407830556</text:p>
          </table:table-cell>
          <table:table-cell table:formula="of:=[.L13]/[.J22]" office:value-type="float" office:value="6.06670475006104" calcext:value-type="float">
            <text:p>6.0667047501</text:p>
          </table:table-cell>
          <table:table-cell table:formula="of:=[.L13]/[.K22]" office:value-type="float" office:value="5.51518613641912" calcext:value-type="float">
            <text:p>5.5151861364</text:p>
          </table:table-cell>
          <table:table-cell table:number-columns-repeated="5"/>
        </table:table-row>
        <table:table-row table:style-name="ro1">
          <table:table-cell/>
          <table:table-cell table:formula="of:=[.D14]/[.B22]" office:value-type="float" office:value="23.6455297470093" calcext:value-type="float">
            <text:p>23.645529747</text:p>
          </table:table-cell>
          <table:table-cell table:formula="of:=[.D14]/[.C22]" office:value-type="float" office:value="15.7636864980062" calcext:value-type="float">
            <text:p>15.763686498</text:p>
          </table:table-cell>
          <table:table-cell table:formula="of:=[.F14]/[.D22]" office:value-type="float" office:value="11.8227648735046" calcext:value-type="float">
            <text:p>11.8227648735</text:p>
          </table:table-cell>
          <table:table-cell table:formula="of:=[.F14]/[.E22]" office:value-type="float" office:value="9.45821189880371" calcext:value-type="float">
            <text:p>9.4582118988</text:p>
          </table:table-cell>
          <table:table-cell table:formula="of:=[.H14]/[.F22]" office:value-type="float" office:value="7.88184324900309" calcext:value-type="float">
            <text:p>7.881843249</text:p>
          </table:table-cell>
          <table:table-cell table:formula="of:=[.H14]/[.G22]" office:value-type="float" office:value="6.75586564200265" calcext:value-type="float">
            <text:p>6.755865642</text:p>
          </table:table-cell>
          <table:table-cell table:formula="of:=[.J14]/[.H22]" office:value-type="float" office:value="5.91138243675232" calcext:value-type="float">
            <text:p>5.9113824368</text:p>
          </table:table-cell>
          <table:table-cell table:formula="of:=[.J14]/[.I22]" office:value-type="float" office:value="5.25456216600206" calcext:value-type="float">
            <text:p>5.254562166</text:p>
          </table:table-cell>
          <table:table-cell table:formula="of:=[.L14]/[.J22]" office:value-type="float" office:value="4.72910594940186" calcext:value-type="float">
            <text:p>4.7291059494</text:p>
          </table:table-cell>
          <table:table-cell table:formula="of:=[.L14]/[.K22]" office:value-type="float" office:value="4.29918722672896" calcext:value-type="float">
            <text:p>4.299187226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[.B23]+[.F18]" office:value-type="float" office:value="26.8060634503655" calcext:value-type="float">
            <text:p>26.8060634504</text:p>
          </table:table-cell>
          <table:table-cell table:formula="of:=[.C23]+[.G18]" office:value-type="float" office:value="19.5356993247959" calcext:value-type="float">
            <text:p>19.5356993248</text:p>
          </table:table-cell>
          <table:table-cell table:formula="of:=[.D23]+[.H18]" office:value-type="float" office:value="15.900517262011" calcext:value-type="float">
            <text:p>15.900517262</text:p>
          </table:table-cell>
          <table:table-cell table:formula="of:=[.E23]+[.I18]" office:value-type="float" office:value="13.7194080243401" calcext:value-type="float">
            <text:p>13.7194080243</text:p>
          </table:table-cell>
          <table:table-cell table:formula="of:=[.F23]+[.J18]" office:value-type="float" office:value="12.2653351992262" calcext:value-type="float">
            <text:p>12.2653351992</text:p>
          </table:table-cell>
          <table:table-cell table:formula="of:=[.G23]+[.K18]" office:value-type="float" office:value="11.2267117527162" calcext:value-type="float">
            <text:p>11.2267117527</text:p>
          </table:table-cell>
          <table:table-cell table:formula="of:=[.H23]+[.L18]" office:value-type="float" office:value="10.4477441678338" calcext:value-type="float">
            <text:p>10.4477441678</text:p>
          </table:table-cell>
          <table:table-cell table:formula="of:=[.I23]+[.M18]" office:value-type="float" office:value="9.84188049070297" calcext:value-type="float">
            <text:p>9.8418804907</text:p>
          </table:table-cell>
          <table:table-cell table:formula="of:=[.J23]+[.N18]" office:value-type="float" office:value="9.35718954899832" calcext:value-type="float">
            <text:p>9.357189549</text:p>
          </table:table-cell>
          <table:table-cell table:formula="of:=[.K23]+[.O18]" office:value-type="float" office:value="8.96062423305816" calcext:value-type="float">
            <text:p>8.9606242331</text:p>
          </table:table-cell>
          <table:table-cell table:number-columns-repeated="5"/>
        </table:table-row>
        <table:table-row table:style-name="ro1">
          <table:table-cell/>
          <table:table-cell table:formula="of:=[.B24]+[.F19]" office:value-type="float" office:value="30.9831727407721" calcext:value-type="float">
            <text:p>30.9831727408</text:p>
          </table:table-cell>
          <table:table-cell table:formula="of:=[.C24]+[.G19]" office:value-type="float" office:value="20.871998157337" calcext:value-type="float">
            <text:p>20.8719981573</text:p>
          </table:table-cell>
          <table:table-cell table:formula="of:=[.D24]+[.H19]" office:value-type="float" office:value="15.8164108656195" calcext:value-type="float">
            <text:p>15.8164108656</text:p>
          </table:table-cell>
          <table:table-cell table:formula="of:=[.E24]+[.I19]" office:value-type="float" office:value="12.783058490589" calcext:value-type="float">
            <text:p>12.7830584906</text:p>
          </table:table-cell>
          <table:table-cell table:formula="of:=[.F24]+[.J19]" office:value-type="float" office:value="10.760823573902" calcext:value-type="float">
            <text:p>10.7608235739</text:p>
          </table:table-cell>
          <table:table-cell table:formula="of:=[.G24]+[.K19]" office:value-type="float" office:value="9.31637006198269" calcext:value-type="float">
            <text:p>9.316370062</text:p>
          </table:table-cell>
          <table:table-cell table:formula="of:=[.H24]+[.L19]" office:value-type="float" office:value="8.23302992804322" calcext:value-type="float">
            <text:p>8.233029928</text:p>
          </table:table-cell>
          <table:table-cell table:formula="of:=[.I24]+[.M19]" office:value-type="float" office:value="7.3904320460903" calcext:value-type="float">
            <text:p>7.3904320461</text:p>
          </table:table-cell>
          <table:table-cell table:formula="of:=[.J24]+[.N19]" office:value-type="float" office:value="6.71635374052796" calcext:value-type="float">
            <text:p>6.7163537405</text:p>
          </table:table-cell>
          <table:table-cell table:formula="of:=[.K24]+[.O19]" office:value-type="float" office:value="6.16483512688605" calcext:value-type="float">
            <text:p>6.1648351269</text:p>
          </table:table-cell>
          <table:table-cell table:number-columns-repeated="5"/>
        </table:table-row>
        <table:table-row table:style-name="ro1">
          <table:table-cell/>
          <table:table-cell table:formula="of:=[.B25]+[.F20]" office:value-type="float" office:value="27.8580345929461" calcext:value-type="float">
            <text:p>27.8580345929</text:p>
          </table:table-cell>
          <table:table-cell table:formula="of:=[.C25]+[.G20]" office:value-type="float" office:value="19.976191343943" calcext:value-type="float">
            <text:p>19.9761913439</text:p>
          </table:table-cell>
          <table:table-cell table:formula="of:=[.D25]+[.H20]" office:value-type="float" office:value="16.0352697194415" calcext:value-type="float">
            <text:p>16.0352697194</text:p>
          </table:table-cell>
          <table:table-cell table:formula="of:=[.E25]+[.I20]" office:value-type="float" office:value="13.6707167447406" calcext:value-type="float">
            <text:p>13.6707167447</text:p>
          </table:table-cell>
          <table:table-cell table:formula="of:=[.F25]+[.J20]" office:value-type="float" office:value="12.0943480949399" calcext:value-type="float">
            <text:p>12.0943480949</text:p>
          </table:table-cell>
          <table:table-cell table:formula="of:=[.G25]+[.K20]" office:value-type="float" office:value="10.9683704879395" calcext:value-type="float">
            <text:p>10.9683704879</text:p>
          </table:table-cell>
          <table:table-cell table:formula="of:=[.H25]+[.L20]" office:value-type="float" office:value="10.1238872826892" calcext:value-type="float">
            <text:p>10.1238872827</text:p>
          </table:table-cell>
          <table:table-cell table:formula="of:=[.I25]+[.M20]" office:value-type="float" office:value="9.4670670119389" calcext:value-type="float">
            <text:p>9.4670670119</text:p>
          </table:table-cell>
          <table:table-cell table:formula="of:=[.J25]+[.N20]" office:value-type="float" office:value="8.94161079533869" calcext:value-type="float">
            <text:p>8.9416107953</text:p>
          </table:table-cell>
          <table:table-cell table:formula="of:=[.K25]+[.O20]" office:value-type="float" office:value="8.5116920726658" calcext:value-type="float">
            <text:p>8.51169207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2:07:57.906191539</meta:creation-date>
    <dc:date>2015-05-13T17:08:49.017950515</dc:date>
    <meta:editing-duration>PT29M37S</meta:editing-duration>
    <meta:editing-cycles>1</meta:editing-cycles>
    <meta:document-statistic meta:table-count="1" meta:cell-count="21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Static asset load</text:p>
        </chart:title>
        <chart:legend chart:legend-position="end" svg:x="14.028cm" svg:y="3.952cm" style:legend-expansion="high" chart:style-name="ch3"/>
        <chart:plot-area chart:style-name="ch4" table:cell-range-address="Sheet1.G33:Sheet1.G33 Sheet1.A4:Sheet1.A6 Sheet1.C3:Sheet1.D3 Sheet1.C18:Sheet1.C20 Sheet1.E18:Sheet1.E20" chart:data-source-has-labels="both" svg:x="1.331cm" svg:y="1.301cm" svg:width="12.377cm" svg:height="7.519cm">
          <chartooo:coordinate-region svg:x="2.058cm" svg:y="1.5cm" svg:width="11.65cm" svg:height="6.673cm"/>
          <chart:axis chart:dimension="x" chart:name="primary-x" chart:style-name="ch5" chartooo:axis-type="auto">
            <chartooo:date-scale/>
            <chart:categories table:cell-range-address="Sheet1.A4:Sheet1.A6"/>
          </chart:axis>
          <chart:axis chart:dimension="y" chart:name="primary-y" chart:style-name="ch6">
            <chart:title svg:x="0.451cm" svg:y="5.726cm" chart:style-name="ch7">
              <text:p>seconds</text:p>
            </chart:title>
            <chart:grid chart:style-name="ch8" chart:class="major"/>
          </chart:axis>
          <chart:series chart:style-name="ch9" chart:values-cell-range-address="Sheet1.C18:Sheet1.C20" chart:label-cell-address="Sheet1.D3:Sheet1.D3" chart:class="chart:bar">
            <chart:data-point chart:repeated="3"/>
          </chart:series>
          <chart:series chart:style-name="ch10" chart:values-cell-range-address="Sheet1.E18:Sheet1.E20" chart:label-cell-address="Sheet1.C3:Sheet1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D3:Sheet1.D3</svg:desc>
                </draw:g>
              </table:table-cell>
              <table:table-cell office:value-type="string">
                <text:p>deco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Sheet1.A4:Sheet1.A6</svg:desc>
                </draw:g>
              </table:table-cell>
              <table:table-cell office:value-type="float" office:value="0.43622184753418">
                <text:p>0.43622184753418</text:p>
                <draw:g>
                  <svg:desc>Sheet1.C18:Sheet1.C20</svg:desc>
                </draw:g>
              </table:table-cell>
              <table:table-cell office:value-type="float" office:value="0.973046313049973">
                <text:p>0.973046313049973</text:p>
                <draw:g>
                  <svg:desc>Sheet1.E18:Sheet1.E20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0.606670475006103">
                <text:p>0.606670475006103</text:p>
              </table:table-cell>
              <table:table-cell office:value-type="float" office:value="0.278013232299992">
                <text:p>0.278013232299992</text:p>
              </table:table-cell>
            </table:table-row>
            <table:table-row>
              <table:table-cell office:value-type="string">
                <text:p>lz4hc</text:p>
              </table:table-cell>
              <table:table-cell office:value-type="float" office:value="0.472910594940186">
                <text:p>0.472910594940186</text:p>
              </table:table-cell>
              <table:table-cell office:value-type="float" office:value="0.278013232299992">
                <text:p>0.278013232299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